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20-06-25T13:58:35.424Z</dc:date>
    <meta:editing-cycles>9</meta:editing-cycles>
    <meta:generator>WebODF/0.5.9 Mozilla/5.0 (Windows NT 10.0; Win64; x64) AppleWebKit/537.36 (KHTML, like Gecko) Chrome/81.0.4044.122 Safari/537.36</meta:generator>
    <dc:creator>mrsang@9</dc:creator>
  </office:meta>
</office:document-meta>
</file>